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opacity="0%" draw:fill-color="#7e0021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0.682cm" svg:y1="1.815cm" svg:x2="0.684cm" svg:y2="0.516cm">
          <text:p/>
        </draw:line>
        <draw:line draw:style-name="gr2" draw:text-style-name="P1" draw:layer="layout" svg:x1="0.731cm" svg:y1="0.567cm" svg:x2="2cm" svg:y2="0.567cm">
          <text:p/>
        </draw:line>
        <draw:ellipse draw:style-name="gr3" draw:text-style-name="P1" draw:layer="layout" svg:width="0.361cm" svg:height="0.371cm" svg:x="0.503cm" svg:y="1.629cm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2-23T19:10:56.54</meta:creation-date>
    <dc:date>2011-03-07T02:58:19</dc:date>
    <dc:creator>Wincent Balin</dc:creator>
    <meta:editing-duration>PT00H22M26S</meta:editing-duration>
    <meta:editing-cycles>3</meta:editing-cycles>
    <meta:generator>OpenOffice.org/3.2$Unix OpenOffice.org_project/320m12$Build-9483</meta:generator>
    <meta:document-statistic meta:object-count="3"/>
  </office:meta>
</office:document-meta>
</file>